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uationException.EvaluationException( int position ,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Exception.EvaluationException( int posi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Exception.Evalu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Exception.EvaluationException( String expressionString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Exception.Evalu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